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a7a" officeooo:paragraph-rsid="0013fa7a"/>
    </style:style>
    <style:style style:name="P2" style:family="paragraph" style:parent-style-name="Standard">
      <style:paragraph-properties fo:text-align="center" style:justify-single-word="false"/>
      <style:text-properties officeooo:rsid="0013fa7a" officeooo:paragraph-rsid="0013fa7a"/>
    </style:style>
    <style:style style:name="P3" style:family="paragraph" style:parent-style-name="Standard">
      <style:text-properties officeooo:rsid="0013fa7a" officeooo:paragraph-rsid="0014ae1e"/>
    </style:style>
    <style:style style:name="P4" style:family="paragraph" style:parent-style-name="Standard">
      <style:text-properties officeooo:rsid="00167bff" officeooo:paragraph-rsid="00167bff"/>
    </style:style>
    <style:style style:name="P5" style:family="paragraph" style:parent-style-name="Standard">
      <style:text-properties officeooo:rsid="00167bff" officeooo:paragraph-rsid="00193f29"/>
    </style:style>
    <style:style style:name="P6" style:family="paragraph" style:parent-style-name="Standard">
      <style:text-properties officeooo:rsid="00193f29" officeooo:paragraph-rsid="00193f29"/>
    </style:style>
    <style:style style:name="P7" style:family="paragraph" style:parent-style-name="Standard">
      <style:text-properties officeooo:rsid="00193f29" officeooo:paragraph-rsid="001d7d4c"/>
    </style:style>
    <style:style style:name="P8" style:family="paragraph" style:parent-style-name="Standard">
      <style:text-properties officeooo:rsid="001b9139" officeooo:paragraph-rsid="001b9139"/>
    </style:style>
    <style:style style:name="P9" style:family="paragraph" style:parent-style-name="Standard">
      <style:text-properties officeooo:rsid="001d7d4c" officeooo:paragraph-rsid="001d7d4c"/>
    </style:style>
    <style:style style:name="P10" style:family="paragraph" style:parent-style-name="Standard">
      <style:text-properties officeooo:rsid="001f03fe" officeooo:paragraph-rsid="001f03f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T1" style:family="text">
      <style:text-properties officeooo:rsid="0014ae1e"/>
    </style:style>
    <style:style style:name="T2" style:family="text">
      <style:text-properties officeooo:rsid="0017fae3"/>
    </style:style>
    <style:style style:name="T3" style:family="text">
      <style:text-properties officeooo:rsid="00193f29"/>
    </style:style>
    <style:style style:name="T4" style:family="text">
      <style:text-properties officeooo:rsid="001ada46"/>
    </style:style>
    <style:style style:name="T5" style:family="text">
      <style:text-properties officeooo:rsid="001b9139"/>
    </style:style>
    <style:style style:name="T6" style:family="text">
      <style:text-properties officeooo:rsid="001d7d4c"/>
    </style:style>
    <style:style style:name="T7" style:family="text">
      <style:text-properties officeooo:rsid="001f03fe"/>
    </style:style>
    <style:style style:name="T8" style:family="text">
      <style:text-properties officeooo:rsid="00207934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="Arrowheads_20_4" draw:marker-start-width="0.1689in" draw:marker-end="Arrowheads_20_4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neralized Swap Grammar</text:p>
      <text:p text:style-name="P2">by Sven Nilsen, 2018</text:p>
      <text:p text:style-name="P1"/>
      <text:p text:style-name="P1">When creating a grammar for encoding sets, it is common to define swap the following way:</text:p>
      <text:p text:style-name="P1"/>
      <text:p text:style-name="P1"><text:tab/><text:span text:style-name="T1">a</text:span>(bc)d = <text:span text:style-name="T2">a</text:span>bcd + <text:span text:style-name="T1">a</text:span>cbd</text:p>
      <text:p text:style-name="P1"/>
      <text:p text:style-name="P1">The following generalizations can be made <text:span text:style-name="T7">for encoding sub-sets of permutations</text:span>:</text:p>
      <text:p text:style-name="P1"/>
      <text:p text:style-name="P1"><text:tab/>a[bc]d = abdc + acdb</text:p>
      <text:p text:style-name="P1"><text:tab/>a[bc)d = abcd + acdb</text:p>
      <text:p text:style-name="P1"><text:tab/>a(bc]d = abdc + acbd</text:p>
      <text:p text:style-name="P1"/>
      <text:p text:style-name="P1">Intuitively, one can think of `[bc)` as an arrow where starting with `b` means `c` follows next.</text:p>
      <text:p text:style-name="P1">Similarly, one can think of `(bc]` as an arrow where starting with `c` means `b` follows next.</text:p>
      <text:p text:style-name="P1">When these arrows are combined, one gets `(bc)`.</text:p>
      <text:p text:style-name="P1"/>
      <text:p text:style-name="P1">The bracket `[bc]<text:span text:style-name="T1">x</text:span>` can be thought of as “jump out <text:span text:style-name="T1">to `x` </text:span>and then back <text:span text:style-name="T1">to the other</text:span>”:</text:p>
      <text:p text:style-name="P1"/>
      <text:p text:style-name="P3"><text:tab/>[bc]<text:span text:style-name="T1">x = bxc + cxb</text:span></text:p>
      <text:p text:style-name="P3"/>
      <text:p text:style-name="P4"><text:span text:style-name="T8">G</text:span>eneralized swap grammar is <text:span text:style-name="T8">used </text:span>to express <text:span text:style-name="T3">some sub-sets of permutations more efficiently:</text:span></text:p>
      <text:p text:style-name="P4"><draw:frame text:anchor-type="paragraph" draw:z-index="0" draw:name="Shape1" draw:style-name="gr1" draw:text-style-name="P11" svg:width="0.4331in" svg:height="0.2433in" svg:x="2.6457in" svg:y="0.1689in"><draw:text-box><text:p>[ab]c</text:p></draw:text-box></draw:frame></text:p>
      <text:p text:style-name="P4"><draw:frame text:anchor-type="paragraph" draw:z-index="1" draw:name="Shape1" draw:style-name="gr1" draw:text-style-name="P11" svg:width="0.4331in" svg:height="0.2433in" svg:x="3.7091in" svg:y="0.0161in"><draw:text-box><text:p>[ab)c</text:p></draw:text-box></draw:frame><draw:line text:anchor-type="paragraph" draw:z-index="4" draw:name="Shape2" draw:style-name="gr2" draw:text-style-name="P12" svg:x1="3.0783in" svg:y1="0.102in" svg:x2="3.6555in" svg:y2="0.1154in"><text:p/></draw:line><draw:line text:anchor-type="paragraph" draw:z-index="6" draw:name="Shape2" draw:style-name="gr2" draw:text-style-name="P12" svg:x1="2.7961in" svg:y1="0.5874in" svg:x2="2.7835in" svg:y2="0.1783in"><text:p/></draw:line><text:tab/>[ab]c = acb + bca</text:p>
      <text:p text:style-name="P4"><draw:line text:anchor-type="paragraph" draw:z-index="7" draw:name="Shape2" draw:style-name="gr2" draw:text-style-name="P12" svg:x1="3.8724in" svg:y1="0.3827in" svg:x2="3.8591in" svg:y2="0.0016in"><text:p/></draw:line><text:tab/>[ab)c = abc + bca</text:p>
      <text:p text:style-name="P4"><draw:frame text:anchor-type="paragraph" draw:z-index="3" draw:name="Shape1" draw:style-name="gr1" draw:text-style-name="P11" svg:width="0.4331in" svg:height="0.2433in" svg:x="3.7346in" svg:y="0.1909in"><draw:text-box><text:p>(ab)c</text:p></draw:text-box></draw:frame><text:tab/>(ab]c = acb + bac</text:p>
      <text:p text:style-name="P4"><draw:line text:anchor-type="paragraph" draw:z-index="5" draw:name="Shape2" draw:style-name="gr2" draw:text-style-name="P12" svg:x1="3.0854in" svg:y1="0.1047in" svg:x2="3.6626in" svg:y2="0.1181in"><text:p/></draw:line><draw:frame text:anchor-type="paragraph" draw:z-index="2" draw:name="Shape1" draw:style-name="gr1" draw:text-style-name="P11" svg:width="0.4331in" svg:height="0.2433in" svg:x="2.6528in" svg:y="0.0126in"><draw:text-box><text:p>(ab]c</text:p></draw:text-box></draw:frame><text:tab/>(ab)c = abc + bac</text:p>
      <text:p text:style-name="P4"/>
      <text:p text:style-name="P8">Notice that all rules have two “neightbors” which share one sentence in common.</text:p>
      <text:p text:style-name="P4"/>
      <text:p text:style-name="P6">The only permutations of 3 letters that are not part of the above rules are:</text:p>
      <text:p text:style-name="P4"/>
      <text:p text:style-name="P5"><text:tab/>cab<text:tab/>cba</text:p>
      <text:p text:style-name="P5"/>
      <text:p text:style-name="P6">This is because `c` is before both `a` and `b`. One can obtain these by swapping `c` with `b`.</text:p>
      <text:p text:style-name="P6"><text:span text:style-name="T4">When reordering inside the bracket is permitted, there</text:span> is only need for <text:span text:style-name="T4">a single “arrow”:</text:span></text:p>
      <text:p text:style-name="P6"/>
      <text:p text:style-name="P6"><text:tab/>[ab)c = (ba]c</text:p>
      <text:p text:style-name="P6"/>
      <text:p text:style-name="P9">One can also create a language that <text:span text:style-name="T7">picks letters from swap rules forwards and backwards:</text:span></text:p>
      <text:p text:style-name="P6"/>
      <text:p text:style-name="P6"><text:tab/><text:span text:style-name="T6">(si)(ed)a = sieda + sidea + iseda + isdea</text:span></text:p>
      <text:p text:style-name="P7"><text:tab/><text:span text:style-name="T5">[si][ed]a = seadi + sdaei + ieads + idaes</text:span></text:p>
      <text:p text:style-name="P6"><text:tab/><text:span text:style-name="T5">[si)(ed]a = siead + sidea + ieads + ideas</text:span></text:p>
      <text:p text:style-name="P6"/>
      <text:p text:style-name="P10">In this language, every letter occurs once and the word has fixed length, like permu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4" draw:display-name="Arrowheads 4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58:15.263046000</meta:creation-date>
    <dc:date>2018-11-12T23:11:47.301761000</dc:date>
    <meta:editing-duration>PT2M52S</meta:editing-duration>
    <meta:editing-cycles>1</meta:editing-cycles>
    <meta:document-statistic meta:table-count="0" meta:image-count="0" meta:object-count="0" meta:page-count="1" meta:paragraph-count="29" meta:word-count="276" meta:character-count="1469" meta:non-whitespace-character-count="1208"/>
    <meta:generator>LibreOffice/5.1.2.2$MacOSX_X86_64 LibreOffice_project/d3bf12ecb743fc0d20e0be0c58ca359301eb705f</meta:generator>
  </office:meta>
</office:document-meta>
</file>